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44pt"/>
    </style:style>
    <style:style style:name="co2" style:family="table-column">
      <style:table-column-properties fo:break-before="auto" style:column-width="62.76pt"/>
    </style:style>
    <style:style style:name="co3" style:family="table-column">
      <style:table-column-properties fo:break-before="auto" style:column-width="77.5pt"/>
    </style:style>
    <style:style style:name="co4" style:family="table-column">
      <style:table-column-properties fo:break-before="auto" style:column-width="128.2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1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nsensusTime1-" table:style-name="ta1">
        <table:shapes>
          <draw:frame draw:z-index="0" draw:style-name="gr1" draw:text-style-name="P1" svg:width="453.51pt" svg:height="255.09pt" svg:x="98.67pt" svg:y="363.17pt">
            <loext:p draw:notify-on-update-of-ranges="'ConsensusTime1-'.C1:'ConsensusTime1-'.C1 'ConsensusTime1-'.C2:'ConsensusTime1-'.C20 'ConsensusTime1-'.D1:'ConsensusTime1-'.D1 'ConsensusTime1-'.D2:'ConsensusTime1-'.D20 'ConsensusTime1-'.E1:'ConsensusTime1-'.E1 'ConsensusTime1-'.E2:'ConsensusTime1-'.E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ConTime</text:p>
          </table:table-cell>
          <table:table-cell office:value-type="string" calcext:value-type="string">
            <text:p>PreTime</text:p>
          </table:table-cell>
          <table:table-cell office:value-type="string" calcext:value-type="string">
            <text:p>ConTimeInSec</text:p>
          </table:table-cell>
          <table:table-cell office:value-type="string" calcext:value-type="string">
            <text:p>Post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End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6663586" calcext:value-type="float">
            <text:p>506663586</text:p>
          </table:table-cell>
          <table:table-cell office:value-type="float" office:value="0" calcext:value-type="float">
            <text:p>0</text:p>
          </table:table-cell>
          <table:table-cell table:formula="of:=[.B2]/1000000000" office:value-type="float" office:value="0.506663586" calcext:value-type="float">
            <text:p>0.506663586</text:p>
          </table:table-cell>
          <table:table-cell office:value-type="float" office:value="0.711615823" calcext:value-type="float">
            <text:p>0.711615823</text:p>
          </table:table-cell>
          <table:table-cell/>
          <table:table-cell office:value-type="float" office:value="1266" calcext:value-type="float">
            <text:p>1266</text:p>
          </table:table-cell>
          <table:table-cell office:value-type="float" office:value="1.53066560899373E+018" calcext:value-type="float">
            <text:p>1.53066560899373E+018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38556317" calcext:value-type="float">
            <text:p>1338556317</text:p>
          </table:table-cell>
          <table:table-cell table:formula="of:=[.F3]-[.E3]-[.D3]" office:value-type="float" office:value="-0.291344304" calcext:value-type="float">
            <text:p>-0.291344304</text:p>
          </table:table-cell>
          <table:table-cell table:formula="of:=[.B3]/1000000000" office:value-type="float" office:value="1.338556317" calcext:value-type="float">
            <text:p>1.338556317</text:p>
          </table:table-cell>
          <table:table-cell office:value-type="float" office:value="2.040432915" calcext:value-type="float">
            <text:p>2.040432915</text:p>
          </table:table-cell>
          <table:table-cell table:formula="of:=([.H3]-[.H2])/1000000000" office:value-type="float" office:value="3.087644928" calcext:value-type="float">
            <text:p>3.087644928</text:p>
          </table:table-cell>
          <table:table-cell office:value-type="float" office:value="1264" calcext:value-type="float">
            <text:p>1264</text:p>
          </table:table-cell>
          <table:table-cell office:value-type="float" office:value="1.53066561208138E+018" calcext:value-type="float">
            <text:p>1.53066561208138E+0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38010913" calcext:value-type="float">
            <text:p>4438010913</text:p>
          </table:table-cell>
          <table:table-cell table:formula="of:=[.F4]-[.E4]-[.D4]" office:value-type="float" office:value="-0.100764295" calcext:value-type="float">
            <text:p>-0.100764295</text:p>
          </table:table-cell>
          <table:table-cell table:formula="of:=[.B4]/1000000000" office:value-type="float" office:value="4.438010913" calcext:value-type="float">
            <text:p>4.438010913</text:p>
          </table:table-cell>
          <table:table-cell office:value-type="float" office:value="1.491831654" calcext:value-type="float">
            <text:p>1.491831654</text:p>
          </table:table-cell>
          <table:table-cell table:formula="of:=([.H4]-[.H3])/1000000000" office:value-type="float" office:value="5.829078272" calcext:value-type="float">
            <text:p>5.829078272</text:p>
          </table:table-cell>
          <table:table-cell office:value-type="float" office:value="1266" calcext:value-type="float">
            <text:p>1266</text:p>
          </table:table-cell>
          <table:table-cell office:value-type="float" office:value="1.53066561791046E+018" calcext:value-type="float">
            <text:p>1.53066561791046E+0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4338320" calcext:value-type="float">
            <text:p>704338320</text:p>
          </table:table-cell>
          <table:table-cell table:formula="of:=[.F5]-[.E5]-[.D5]" office:value-type="float" office:value="-0.407418653" calcext:value-type="float">
            <text:p>-0.407418653</text:p>
          </table:table-cell>
          <table:table-cell table:formula="of:=[.B5]/1000000000" office:value-type="float" office:value="0.70433832" calcext:value-type="float">
            <text:p>0.70433832</text:p>
          </table:table-cell>
          <table:table-cell office:value-type="float" office:value="3.757984909" calcext:value-type="float">
            <text:p>3.757984909</text:p>
          </table:table-cell>
          <table:table-cell table:formula="of:=([.H5]-[.H4])/1000000000" office:value-type="float" office:value="4.054904576" calcext:value-type="float">
            <text:p>4.054904576</text:p>
          </table:table-cell>
          <table:table-cell office:value-type="float" office:value="1267" calcext:value-type="float">
            <text:p>1267</text:p>
          </table:table-cell>
          <table:table-cell office:value-type="float" office:value="1.53066562196536E+018" calcext:value-type="float">
            <text:p>1.53066562196536E+0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56993145" calcext:value-type="float">
            <text:p>7656993145</text:p>
          </table:table-cell>
          <table:table-cell table:formula="of:=[.F6]-[.E6]-[.D6]" office:value-type="float" office:value="-1.38849695" calcext:value-type="float">
            <text:p>-1.38849695</text:p>
          </table:table-cell>
          <table:table-cell table:formula="of:=[.B6]/1000000000" office:value-type="float" office:value="7.656993145" calcext:value-type="float">
            <text:p>7.656993145</text:p>
          </table:table-cell>
          <table:table-cell office:value-type="float" office:value="4.811037885" calcext:value-type="float">
            <text:p>4.811037885</text:p>
          </table:table-cell>
          <table:table-cell table:formula="of:=([.H6]-[.H5])/1000000000" office:value-type="float" office:value="11.07953408" calcext:value-type="float">
            <text:p>11.07953408</text:p>
          </table:table-cell>
          <table:table-cell office:value-type="float" office:value="1267" calcext:value-type="float">
            <text:p>1267</text:p>
          </table:table-cell>
          <table:table-cell office:value-type="float" office:value="1.53066563304489E+018" calcext:value-type="float">
            <text:p>1.53066563304489E+01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96660731" calcext:value-type="float">
            <text:p>3996660731</text:p>
          </table:table-cell>
          <table:table-cell table:formula="of:=[.F7]-[.E7]-[.D7]" office:value-type="float" office:value="-0.796809071" calcext:value-type="float">
            <text:p>-0.796809071</text:p>
          </table:table-cell>
          <table:table-cell table:formula="of:=[.B7]/1000000000" office:value-type="float" office:value="3.996660731" calcext:value-type="float">
            <text:p>3.996660731</text:p>
          </table:table-cell>
          <table:table-cell office:value-type="float" office:value="5.832761204" calcext:value-type="float">
            <text:p>5.832761204</text:p>
          </table:table-cell>
          <table:table-cell table:formula="of:=([.H7]-[.H6])/1000000000" office:value-type="float" office:value="9.032612864" calcext:value-type="float">
            <text:p>9.032612864</text:p>
          </table:table-cell>
          <table:table-cell office:value-type="float" office:value="1271" calcext:value-type="float">
            <text:p>1271</text:p>
          </table:table-cell>
          <table:table-cell office:value-type="float" office:value="1.53066564207751E+018" calcext:value-type="float">
            <text:p>1.53066564207751E+01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24929074" calcext:value-type="float">
            <text:p>5624929074</text:p>
          </table:table-cell>
          <table:table-cell table:formula="of:=[.F8]-[.E8]-[.D8]" office:value-type="float" office:value="-4.236561419" calcext:value-type="float">
            <text:p>-4.236561419</text:p>
          </table:table-cell>
          <table:table-cell table:formula="of:=[.B8]/1000000000" office:value-type="float" office:value="5.624929074" calcext:value-type="float">
            <text:p>5.624929074</text:p>
          </table:table-cell>
          <table:table-cell office:value-type="float" office:value="7.266961625" calcext:value-type="float">
            <text:p>7.266961625</text:p>
          </table:table-cell>
          <table:table-cell table:formula="of:=([.H8]-[.H7])/1000000000" office:value-type="float" office:value="8.65532928" calcext:value-type="float">
            <text:p>8.65532928</text:p>
          </table:table-cell>
          <table:table-cell office:value-type="float" office:value="1268" calcext:value-type="float">
            <text:p>1268</text:p>
          </table:table-cell>
          <table:table-cell office:value-type="float" office:value="1.53066565073284E+018" calcext:value-type="float">
            <text:p>1.53066565073284E+01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57020097" calcext:value-type="float">
            <text:p>9357020097</text:p>
          </table:table-cell>
          <table:table-cell table:formula="of:=[.F9]-[.E9]-[.D9]" office:value-type="float" office:value="-0.0862780460000003" calcext:value-type="float">
            <text:p>-0.086278046</text:p>
          </table:table-cell>
          <table:table-cell table:formula="of:=[.B9]/1000000000" office:value-type="float" office:value="9.357020097" calcext:value-type="float">
            <text:p>9.357020097</text:p>
          </table:table-cell>
          <table:table-cell office:value-type="float" office:value="5.109286365" calcext:value-type="float">
            <text:p>5.109286365</text:p>
          </table:table-cell>
          <table:table-cell table:formula="of:=([.H9]-[.H8])/1000000000" office:value-type="float" office:value="14.380028416" calcext:value-type="float">
            <text:p>14.380028416</text:p>
          </table:table-cell>
          <table:table-cell office:value-type="float" office:value="1268" calcext:value-type="float">
            <text:p>1268</text:p>
          </table:table-cell>
          <table:table-cell office:value-type="float" office:value="1.53066566511286E+018" calcext:value-type="float">
            <text:p>1.53066566511286E+01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78554585" calcext:value-type="float">
            <text:p>7878554585</text:p>
          </table:table-cell>
          <table:table-cell table:formula="of:=[.F10]-[.E10]-[.D10]" office:value-type="float" office:value="1.725931845" calcext:value-type="float">
            <text:p>1.725931845</text:p>
          </table:table-cell>
          <table:table-cell table:formula="of:=[.B10]/1000000000" office:value-type="float" office:value="7.878554585" calcext:value-type="float">
            <text:p>7.878554585</text:p>
          </table:table-cell>
          <table:table-cell office:value-type="float" office:value="4.523203554" calcext:value-type="float">
            <text:p>4.523203554</text:p>
          </table:table-cell>
          <table:table-cell table:formula="of:=([.H10]-[.H9])/1000000000" office:value-type="float" office:value="14.127689984" calcext:value-type="float">
            <text:p>14.127689984</text:p>
          </table:table-cell>
          <table:table-cell office:value-type="float" office:value="1269" calcext:value-type="float">
            <text:p>1269</text:p>
          </table:table-cell>
          <table:table-cell office:value-type="float" office:value="1.53066567924055E+018" calcext:value-type="float">
            <text:p>1.53066567924055E+01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4843934" calcext:value-type="float">
            <text:p>3734843934</text:p>
          </table:table-cell>
          <table:table-cell table:formula="of:=[.F11]-[.E11]-[.D11]" office:value-type="float" office:value="3.644874598" calcext:value-type="float">
            <text:p>3.644874598</text:p>
          </table:table-cell>
          <table:table-cell table:formula="of:=[.B11]/1000000000" office:value-type="float" office:value="3.734843934" calcext:value-type="float">
            <text:p>3.734843934</text:p>
          </table:table-cell>
          <table:table-cell office:value-type="float" office:value="5.078822268" calcext:value-type="float">
            <text:p>5.078822268</text:p>
          </table:table-cell>
          <table:table-cell table:formula="of:=([.H11]-[.H10])/1000000000" office:value-type="float" office:value="12.4585408" calcext:value-type="float">
            <text:p>12.4585408</text:p>
          </table:table-cell>
          <table:table-cell office:value-type="float" office:value="1269" calcext:value-type="float">
            <text:p>1269</text:p>
          </table:table-cell>
          <table:table-cell office:value-type="float" office:value="1.5306656916991E+018" calcext:value-type="float">
            <text:p>1.5306656916991E+01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56970828" calcext:value-type="float">
            <text:p>6456970828</text:p>
          </table:table-cell>
          <table:table-cell table:formula="of:=[.F12]-[.E12]-[.D12]" office:value-type="float" office:value="-4.137891634" calcext:value-type="float">
            <text:p>-4.137891634</text:p>
          </table:table-cell>
          <table:table-cell table:formula="of:=[.B12]/1000000000" office:value-type="float" office:value="6.456970828" calcext:value-type="float">
            <text:p>6.456970828</text:p>
          </table:table-cell>
          <table:table-cell office:value-type="float" office:value="5.807100134" calcext:value-type="float">
            <text:p>5.807100134</text:p>
          </table:table-cell>
          <table:table-cell table:formula="of:=([.H12]-[.H11])/1000000000" office:value-type="float" office:value="8.126179328" calcext:value-type="float">
            <text:p>8.126179328</text:p>
          </table:table-cell>
          <table:table-cell office:value-type="float" office:value="1270" calcext:value-type="float">
            <text:p>1270</text:p>
          </table:table-cell>
          <table:table-cell office:value-type="float" office:value="1.53066569982527E+018" calcext:value-type="float">
            <text:p>1.53066569982527E+01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892968947" calcext:value-type="float">
            <text:p>13892968947</text:p>
          </table:table-cell>
          <table:table-cell table:formula="of:=[.F13]-[.E13]-[.D13]" office:value-type="float" office:value="1.645888151" calcext:value-type="float">
            <text:p>1.645888151</text:p>
          </table:table-cell>
          <table:table-cell table:formula="of:=[.B13]/1000000000" office:value-type="float" office:value="13.892968947" calcext:value-type="float">
            <text:p>13.892968947</text:p>
          </table:table-cell>
          <table:table-cell office:value-type="float" office:value="4.792509302" calcext:value-type="float">
            <text:p>4.792509302</text:p>
          </table:table-cell>
          <table:table-cell table:formula="of:=([.H13]-[.H12])/1000000000" office:value-type="float" office:value="20.3313664" calcext:value-type="float">
            <text:p>20.3313664</text:p>
          </table:table-cell>
          <table:table-cell office:value-type="float" office:value="1271" calcext:value-type="float">
            <text:p>1271</text:p>
          </table:table-cell>
          <table:table-cell office:value-type="float" office:value="1.53066572015664E+018" calcext:value-type="float">
            <text:p>1.53066572015664E+01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8051589" calcext:value-type="float">
            <text:p>508051589</text:p>
          </table:table-cell>
          <table:table-cell table:formula="of:=[.F14]-[.E14]-[.D14]" office:value-type="float" office:value="1.181997698" calcext:value-type="float">
            <text:p>1.181997698</text:p>
          </table:table-cell>
          <table:table-cell table:formula="of:=[.B14]/1000000000" office:value-type="float" office:value="0.508051589" calcext:value-type="float">
            <text:p>0.508051589</text:p>
          </table:table-cell>
          <table:table-cell office:value-type="float" office:value="4.618170105" calcext:value-type="float">
            <text:p>4.618170105</text:p>
          </table:table-cell>
          <table:table-cell table:formula="of:=([.H14]-[.H13])/1000000000" office:value-type="float" office:value="6.308219392" calcext:value-type="float">
            <text:p>6.308219392</text:p>
          </table:table-cell>
          <table:table-cell office:value-type="float" office:value="1271" calcext:value-type="float">
            <text:p>1271</text:p>
          </table:table-cell>
          <table:table-cell office:value-type="float" office:value="1.53066572646486E+018" calcext:value-type="float">
            <text:p>1.53066572646486E+01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4468993" calcext:value-type="float">
            <text:p>294468993</text:p>
          </table:table-cell>
          <table:table-cell table:formula="of:=[.F15]-[.E15]-[.D15]" office:value-type="float" office:value="1.413029341" calcext:value-type="float">
            <text:p>1.413029341</text:p>
          </table:table-cell>
          <table:table-cell table:formula="of:=[.B15]/1000000000" office:value-type="float" office:value="0.294468993" calcext:value-type="float">
            <text:p>0.294468993</text:p>
          </table:table-cell>
          <table:table-cell office:value-type="float" office:value="4.729762978" calcext:value-type="float">
            <text:p>4.729762978</text:p>
          </table:table-cell>
          <table:table-cell table:formula="of:=([.H15]-[.H14])/1000000000" office:value-type="float" office:value="6.437261312" calcext:value-type="float">
            <text:p>6.437261312</text:p>
          </table:table-cell>
          <table:table-cell office:value-type="float" office:value="1272" calcext:value-type="float">
            <text:p>1272</text:p>
          </table:table-cell>
          <table:table-cell office:value-type="float" office:value="1.53066573290212E+018" calcext:value-type="float">
            <text:p>1.53066573290212E+0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44303403" calcext:value-type="float">
            <text:p>2344303403</text:p>
          </table:table-cell>
          <table:table-cell table:formula="of:=[.F16]-[.E16]-[.D16]" office:value-type="float" office:value="-0.185146603" calcext:value-type="float">
            <text:p>-0.185146603</text:p>
          </table:table-cell>
          <table:table-cell table:formula="of:=[.B16]/1000000000" office:value-type="float" office:value="2.344303403" calcext:value-type="float">
            <text:p>2.344303403</text:p>
          </table:table-cell>
          <table:table-cell office:value-type="float" office:value="5.062162368" calcext:value-type="float">
            <text:p>5.062162368</text:p>
          </table:table-cell>
          <table:table-cell table:formula="of:=([.H16]-[.H15])/1000000000" office:value-type="float" office:value="7.221319168" calcext:value-type="float">
            <text:p>7.221319168</text:p>
          </table:table-cell>
          <table:table-cell office:value-type="float" office:value="1273" calcext:value-type="float">
            <text:p>1273</text:p>
          </table:table-cell>
          <table:table-cell office:value-type="float" office:value="1.53066574012344E+018" calcext:value-type="float">
            <text:p>1.53066574012344E+01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7917798" calcext:value-type="float">
            <text:p>767917798</text:p>
          </table:table-cell>
          <table:table-cell table:formula="of:=[.F17]-[.E17]-[.D17]" office:value-type="float" office:value="1.701236055" calcext:value-type="float">
            <text:p>1.701236055</text:p>
          </table:table-cell>
          <table:table-cell table:formula="of:=[.B17]/1000000000" office:value-type="float" office:value="0.767917798" calcext:value-type="float">
            <text:p>0.767917798</text:p>
          </table:table-cell>
          <table:table-cell office:value-type="float" office:value="5.616330691" calcext:value-type="float">
            <text:p>5.616330691</text:p>
          </table:table-cell>
          <table:table-cell table:formula="of:=([.H17]-[.H16])/1000000000" office:value-type="float" office:value="8.085484544" calcext:value-type="float">
            <text:p>8.085484544</text:p>
          </table:table-cell>
          <table:table-cell office:value-type="float" office:value="1273" calcext:value-type="float">
            <text:p>1273</text:p>
          </table:table-cell>
          <table:table-cell office:value-type="float" office:value="1.53066574820893E+018" calcext:value-type="float">
            <text:p>1.53066574820893E+01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27765463" calcext:value-type="float">
            <text:p>1227765463</text:p>
          </table:table-cell>
          <table:table-cell table:formula="of:=[.F18]-[.E18]-[.D18]" office:value-type="float" office:value="-0.200906659" calcext:value-type="float">
            <text:p>-0.200906659</text:p>
          </table:table-cell>
          <table:table-cell table:formula="of:=[.B18]/1000000000" office:value-type="float" office:value="1.227765463" calcext:value-type="float">
            <text:p>1.227765463</text:p>
          </table:table-cell>
          <table:table-cell office:value-type="float" office:value="6.26121134" calcext:value-type="float">
            <text:p>6.26121134</text:p>
          </table:table-cell>
          <table:table-cell table:formula="of:=([.H18]-[.H17])/1000000000" office:value-type="float" office:value="7.288070144" calcext:value-type="float">
            <text:p>7.288070144</text:p>
          </table:table-cell>
          <table:table-cell office:value-type="float" office:value="1274" calcext:value-type="float">
            <text:p>1274</text:p>
          </table:table-cell>
          <table:table-cell office:value-type="float" office:value="1.530665755497E+018" calcext:value-type="float">
            <text:p>1.530665755497E+01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9619862" calcext:value-type="float">
            <text:p>419619862</text:p>
          </table:table-cell>
          <table:table-cell table:formula="of:=[.F19]-[.E19]-[.D19]" office:value-type="float" office:value="0.727438543" calcext:value-type="float">
            <text:p>0.727438543</text:p>
          </table:table-cell>
          <table:table-cell table:formula="of:=[.B19]/1000000000" office:value-type="float" office:value="0.419619862" calcext:value-type="float">
            <text:p>0.419619862</text:p>
          </table:table-cell>
          <table:table-cell office:value-type="float" office:value="5.323587355" calcext:value-type="float">
            <text:p>5.323587355</text:p>
          </table:table-cell>
          <table:table-cell table:formula="of:=([.H19]-[.H18])/1000000000" office:value-type="float" office:value="6.47064576" calcext:value-type="float">
            <text:p>6.47064576</text:p>
          </table:table-cell>
          <table:table-cell office:value-type="float" office:value="1274" calcext:value-type="float">
            <text:p>1274</text:p>
          </table:table-cell>
          <table:table-cell office:value-type="float" office:value="1.53066576196764E+018" calcext:value-type="float">
            <text:p>1.53066576196764E+0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55591731" calcext:value-type="float">
            <text:p>5655591731</text:p>
          </table:table-cell>
          <table:table-cell table:formula="of:=[.F20]-[.E20]-[.D20]" office:value-type="float" office:value="-4.320679882" calcext:value-type="float">
            <text:p>-4.320679882</text:p>
          </table:table-cell>
          <table:table-cell table:formula="of:=[.B20]/1000000000" office:value-type="float" office:value="5.655591731" calcext:value-type="float">
            <text:p>5.655591731</text:p>
          </table:table-cell>
          <table:table-cell office:value-type="float" office:value="5.819367575" calcext:value-type="float">
            <text:p>5.819367575</text:p>
          </table:table-cell>
          <table:table-cell table:formula="of:=([.H20]-[.H19])/1000000000" office:value-type="float" office:value="7.154279424" calcext:value-type="float">
            <text:p>7.154279424</text:p>
          </table:table-cell>
          <table:table-cell office:value-type="float" office:value="1275" calcext:value-type="float">
            <text:p>1275</text:p>
          </table:table-cell>
          <table:table-cell office:value-type="float" office:value="1.53066576912192E+018" calcext:value-type="float">
            <text:p>1.53066576912192E+01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36864138" calcext:value-type="float">
            <text:p>1536864138</text:p>
          </table:table-cell>
          <table:table-cell table:formula="of:=[.F21]-[.E21]-[.D21]" office:value-type="float" office:value="1.300043904" calcext:value-type="float">
            <text:p>1.300043904</text:p>
          </table:table-cell>
          <table:table-cell table:formula="of:=[.B21]/1000000000" office:value-type="float" office:value="1.536864138" calcext:value-type="float">
            <text:p>1.536864138</text:p>
          </table:table-cell>
          <table:table-cell office:value-type="float" office:value="4.812567542" calcext:value-type="float">
            <text:p>4.812567542</text:p>
          </table:table-cell>
          <table:table-cell table:formula="of:=([.H21]-[.H20])/1000000000" office:value-type="float" office:value="7.649475584" calcext:value-type="float">
            <text:p>7.649475584</text:p>
          </table:table-cell>
          <table:table-cell office:value-type="float" office:value="1276" calcext:value-type="float">
            <text:p>1276</text:p>
          </table:table-cell>
          <table:table-cell office:value-type="float" office:value="1.5306657767714E+018" calcext:value-type="float">
            <text:p>1.5306657767714E+01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06148733" calcext:value-type="float">
            <text:p>1306148733</text:p>
          </table:table-cell>
          <table:table-cell table:formula="of:=[.F22]-[.E22]-[.D22]" office:value-type="float" office:value="6.483282051" calcext:value-type="float">
            <text:p>6.483282051</text:p>
          </table:table-cell>
          <table:table-cell table:formula="of:=[.B22]/1000000000" office:value-type="float" office:value="1.306148733" calcext:value-type="float">
            <text:p>1.306148733</text:p>
          </table:table-cell>
          <table:table-cell/>
          <table:table-cell table:formula="of:=([.H22]-[.H21])/1000000000" office:value-type="float" office:value="7.789430784" calcext:value-type="float">
            <text:p>7.789430784</text:p>
          </table:table-cell>
          <table:table-cell office:value-type="float" office:value="1276" calcext:value-type="float">
            <text:p>1276</text:p>
          </table:table-cell>
          <table:table-cell office:value-type="float" office:value="1.53066578456083E+018" calcext:value-type="float">
            <text:p>1.53066578456083E+01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4207552" calcext:value-type="float">
            <text:p>384207552</text:p>
          </table:table-cell>
          <table:table-cell table:formula="of:=[.F23]-[.E23]-[.D23]" office:value-type="float" office:value="6.872391744" calcext:value-type="float">
            <text:p>6.872391744</text:p>
          </table:table-cell>
          <table:table-cell table:formula="of:=[.B23]/1000000000" office:value-type="float" office:value="0.384207552" calcext:value-type="float">
            <text:p>0.384207552</text:p>
          </table:table-cell>
          <table:table-cell/>
          <table:table-cell table:formula="of:=([.H23]-[.H22])/1000000000" office:value-type="float" office:value="7.256599296" calcext:value-type="float">
            <text:p>7.256599296</text:p>
          </table:table-cell>
          <table:table-cell office:value-type="float" office:value="1277" calcext:value-type="float">
            <text:p>1277</text:p>
          </table:table-cell>
          <table:table-cell office:value-type="float" office:value="1.53066579181743E+018" calcext:value-type="float">
            <text:p>1.53066579181743E+01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162276493" calcext:value-type="float">
            <text:p>6162276493</text:p>
          </table:table-cell>
          <table:table-cell table:formula="of:=[.F24]-[.E24]-[.D24]" office:value-type="float" office:value="1.533129075" calcext:value-type="float">
            <text:p>1.533129075</text:p>
          </table:table-cell>
          <table:table-cell table:formula="of:=[.B24]/1000000000" office:value-type="float" office:value="6.162276493" calcext:value-type="float">
            <text:p>6.162276493</text:p>
          </table:table-cell>
          <table:table-cell/>
          <table:table-cell table:formula="of:=([.H24]-[.H23])/1000000000" office:value-type="float" office:value="7.695405568" calcext:value-type="float">
            <text:p>7.695405568</text:p>
          </table:table-cell>
          <table:table-cell office:value-type="float" office:value="1277" calcext:value-type="float">
            <text:p>1277</text:p>
          </table:table-cell>
          <table:table-cell office:value-type="float" office:value="1.53066579951283E+018" calcext:value-type="float">
            <text:p>1.53066579951283E+01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04620179" calcext:value-type="float">
            <text:p>1104620179</text:p>
          </table:table-cell>
          <table:table-cell table:formula="of:=[.F25]-[.E25]-[.D25]" office:value-type="float" office:value="7.751695213" calcext:value-type="float">
            <text:p>7.751695213</text:p>
          </table:table-cell>
          <table:table-cell table:formula="of:=[.B25]/1000000000" office:value-type="float" office:value="1.104620179" calcext:value-type="float">
            <text:p>1.104620179</text:p>
          </table:table-cell>
          <table:table-cell/>
          <table:table-cell table:formula="of:=([.H25]-[.H24])/1000000000" office:value-type="float" office:value="8.856315392" calcext:value-type="float">
            <text:p>8.856315392</text:p>
          </table:table-cell>
          <table:table-cell office:value-type="float" office:value="1278" calcext:value-type="float">
            <text:p>1278</text:p>
          </table:table-cell>
          <table:table-cell office:value-type="float" office:value="1.53066580836915E+018" calcext:value-type="float">
            <text:p>1.53066580836915E+0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9637474" calcext:value-type="float">
            <text:p>809637474</text:p>
          </table:table-cell>
          <table:table-cell table:formula="of:=[.F26]-[.E26]-[.D26]" office:value-type="float" office:value="6.614292638" calcext:value-type="float">
            <text:p>6.614292638</text:p>
          </table:table-cell>
          <table:table-cell table:formula="of:=[.B26]/1000000000" office:value-type="float" office:value="0.809637474" calcext:value-type="float">
            <text:p>0.809637474</text:p>
          </table:table-cell>
          <table:table-cell/>
          <table:table-cell table:formula="of:=([.H26]-[.H25])/1000000000" office:value-type="float" office:value="7.423930112" calcext:value-type="float">
            <text:p>7.423930112</text:p>
          </table:table-cell>
          <table:table-cell office:value-type="float" office:value="1279" calcext:value-type="float">
            <text:p>1279</text:p>
          </table:table-cell>
          <table:table-cell office:value-type="float" office:value="1.53066581579308E+018" calcext:value-type="float">
            <text:p>1.53066581579308E+01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30420929" calcext:value-type="float">
            <text:p>730420929</text:p>
          </table:table-cell>
          <table:table-cell table:formula="of:=[.F27]-[.E27]-[.D27]" office:value-type="float" office:value="6.999562303" calcext:value-type="float">
            <text:p>6.999562303</text:p>
          </table:table-cell>
          <table:table-cell table:formula="of:=[.B27]/1000000000" office:value-type="float" office:value="0.730420929" calcext:value-type="float">
            <text:p>0.730420929</text:p>
          </table:table-cell>
          <table:table-cell/>
          <table:table-cell table:formula="of:=([.H27]-[.H26])/1000000000" office:value-type="float" office:value="7.729983232" calcext:value-type="float">
            <text:p>7.729983232</text:p>
          </table:table-cell>
          <table:table-cell office:value-type="float" office:value="1279" calcext:value-type="float">
            <text:p>1279</text:p>
          </table:table-cell>
          <table:table-cell office:value-type="float" office:value="1.53066582352306E+018" calcext:value-type="float">
            <text:p>1.53066582352306E+01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[.B28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[.F29]-[.E29]-[.D29]" office:value-type="float" office:value="0" calcext:value-type="float">
            <text:p>0</text:p>
          </table:table-cell>
          <table:table-cell table:formula="of:=[.B29]/1000000000" office:value-type="float" office:value="0" calcext:value-type="float">
            <text:p>0</text:p>
          </table:table-cell>
          <table:table-cell/>
          <table:table-cell table:formula="of:=([.H29]-[.H28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[.F30]-[.E30]-[.D30]" office:value-type="float" office:value="0" calcext:value-type="float">
            <text:p>0</text:p>
          </table:table-cell>
          <table:table-cell table:formula="of:=[.B30]/1000000000" office:value-type="float" office:value="0" calcext:value-type="float">
            <text:p>0</text:p>
          </table:table-cell>
          <table:table-cell/>
          <table:table-cell table:formula="of:=([.H30]-[.H29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[.F31]-[.E31]-[.D31]" office:value-type="float" office:value="0" calcext:value-type="float">
            <text:p>0</text:p>
          </table:table-cell>
          <table:table-cell table:formula="of:=[.B31]/1000000000" office:value-type="float" office:value="0" calcext:value-type="float">
            <text:p>0</text:p>
          </table:table-cell>
          <table:table-cell/>
          <table:table-cell table:formula="of:=([.H31]-[.H30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[.F32]-[.E32]-[.D32]" office:value-type="float" office:value="0" calcext:value-type="float">
            <text:p>0</text:p>
          </table:table-cell>
          <table:table-cell table:formula="of:=[.B32]/1000000000" office:value-type="float" office:value="0" calcext:value-type="float">
            <text:p>0</text:p>
          </table:table-cell>
          <table:table-cell/>
          <table:table-cell table:formula="of:=([.H32]-[.H31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[.F33]-[.E33]-[.D33]" office:value-type="float" office:value="0" calcext:value-type="float">
            <text:p>0</text:p>
          </table:table-cell>
          <table:table-cell table:formula="of:=[.B33]/1000000000" office:value-type="float" office:value="0" calcext:value-type="float">
            <text:p>0</text:p>
          </table:table-cell>
          <table:table-cell/>
          <table:table-cell table:formula="of:=([.H33]-[.H32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[.F34]-[.E34]-[.D34]" office:value-type="float" office:value="0" calcext:value-type="float">
            <text:p>0</text:p>
          </table:table-cell>
          <table:table-cell table:formula="of:=[.B34]/1000000000" office:value-type="float" office:value="0" calcext:value-type="float">
            <text:p>0</text:p>
          </table:table-cell>
          <table:table-cell/>
          <table:table-cell table:formula="of:=([.H34]-[.H33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[.F35]-[.E35]-[.D35]" office:value-type="float" office:value="0" calcext:value-type="float">
            <text:p>0</text:p>
          </table:table-cell>
          <table:table-cell table:formula="of:=[.B35]/1000000000" office:value-type="float" office:value="0" calcext:value-type="float">
            <text:p>0</text:p>
          </table:table-cell>
          <table:table-cell/>
          <table:table-cell table:formula="of:=([.H35]-[.H34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[.F36]-[.E36]-[.D36]" office:value-type="float" office:value="0" calcext:value-type="float">
            <text:p>0</text:p>
          </table:table-cell>
          <table:table-cell table:formula="of:=[.B36]/1000000000" office:value-type="float" office:value="0" calcext:value-type="float">
            <text:p>0</text:p>
          </table:table-cell>
          <table:table-cell/>
          <table:table-cell table:formula="of:=([.H36]-[.H35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[.F37]-[.E37]-[.D37]" office:value-type="float" office:value="0" calcext:value-type="float">
            <text:p>0</text:p>
          </table:table-cell>
          <table:table-cell table:formula="of:=[.B37]/1000000000" office:value-type="float" office:value="0" calcext:value-type="float">
            <text:p>0</text:p>
          </table:table-cell>
          <table:table-cell/>
          <table:table-cell table:formula="of:=([.H37]-[.H36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[.F38]-[.E38]-[.D38]" office:value-type="float" office:value="0" calcext:value-type="float">
            <text:p>0</text:p>
          </table:table-cell>
          <table:table-cell table:formula="of:=[.B38]/1000000000" office:value-type="float" office:value="0" calcext:value-type="float">
            <text:p>0</text:p>
          </table:table-cell>
          <table:table-cell/>
          <table:table-cell table:formula="of:=([.H38]-[.H37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[.F39]-[.E39]-[.D39]" office:value-type="float" office:value="0" calcext:value-type="float">
            <text:p>0</text:p>
          </table:table-cell>
          <table:table-cell table:formula="of:=[.B39]/1000000000" office:value-type="float" office:value="0" calcext:value-type="float">
            <text:p>0</text:p>
          </table:table-cell>
          <table:table-cell/>
          <table:table-cell table:formula="of:=([.H39]-[.H38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[.F40]-[.E40]-[.D40]" office:value-type="float" office:value="0" calcext:value-type="float">
            <text:p>0</text:p>
          </table:table-cell>
          <table:table-cell table:formula="of:=[.B40]/1000000000" office:value-type="float" office:value="0" calcext:value-type="float">
            <text:p>0</text:p>
          </table:table-cell>
          <table:table-cell/>
          <table:table-cell table:formula="of:=([.H40]-[.H39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[.F41]-[.E41]-[.D41]" office:value-type="float" office:value="0" calcext:value-type="float">
            <text:p>0</text:p>
          </table:table-cell>
          <table:table-cell table:formula="of:=[.B41]/1000000000" office:value-type="float" office:value="0" calcext:value-type="float">
            <text:p>0</text:p>
          </table:table-cell>
          <table:table-cell/>
          <table:table-cell table:formula="of:=([.H41]-[.H40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[.F42]-[.E42]-[.D42]" office:value-type="float" office:value="0" calcext:value-type="float">
            <text:p>0</text:p>
          </table:table-cell>
          <table:table-cell table:formula="of:=[.B42]/1000000000" office:value-type="float" office:value="0" calcext:value-type="float">
            <text:p>0</text:p>
          </table:table-cell>
          <table:table-cell/>
          <table:table-cell table:formula="of:=([.H42]-[.H41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[.F43]-[.E43]-[.D43]" office:value-type="float" office:value="0" calcext:value-type="float">
            <text:p>0</text:p>
          </table:table-cell>
          <table:table-cell table:formula="of:=[.B43]/1000000000" office:value-type="float" office:value="0" calcext:value-type="float">
            <text:p>0</text:p>
          </table:table-cell>
          <table:table-cell/>
          <table:table-cell table:formula="of:=([.H43]-[.H42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[.F44]-[.E44]-[.D44]" office:value-type="float" office:value="0" calcext:value-type="float">
            <text:p>0</text:p>
          </table:table-cell>
          <table:table-cell table:formula="of:=[.B44]/1000000000" office:value-type="float" office:value="0" calcext:value-type="float">
            <text:p>0</text:p>
          </table:table-cell>
          <table:table-cell/>
          <table:table-cell table:formula="of:=([.H44]-[.H43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[.F45]-[.E45]-[.D45]" office:value-type="float" office:value="0" calcext:value-type="float">
            <text:p>0</text:p>
          </table:table-cell>
          <table:table-cell table:formula="of:=[.B45]/1000000000" office:value-type="float" office:value="0" calcext:value-type="float">
            <text:p>0</text:p>
          </table:table-cell>
          <table:table-cell/>
          <table:table-cell table:formula="of:=([.H45]-[.H44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[.F46]-[.E46]-[.D46]" office:value-type="float" office:value="0" calcext:value-type="float">
            <text:p>0</text:p>
          </table:table-cell>
          <table:table-cell table:formula="of:=[.B46]/1000000000" office:value-type="float" office:value="0" calcext:value-type="float">
            <text:p>0</text:p>
          </table:table-cell>
          <table:table-cell/>
          <table:table-cell table:formula="of:=([.H46]-[.H45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[.F47]-[.E47]-[.D47]" office:value-type="float" office:value="0" calcext:value-type="float">
            <text:p>0</text:p>
          </table:table-cell>
          <table:table-cell table:formula="of:=[.B47]/1000000000" office:value-type="float" office:value="0" calcext:value-type="float">
            <text:p>0</text:p>
          </table:table-cell>
          <table:table-cell/>
          <table:table-cell table:formula="of:=([.H47]-[.H46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[.F48]-[.E48]-[.D48]" office:value-type="float" office:value="0" calcext:value-type="float">
            <text:p>0</text:p>
          </table:table-cell>
          <table:table-cell table:formula="of:=[.B48]/1000000000" office:value-type="float" office:value="0" calcext:value-type="float">
            <text:p>0</text:p>
          </table:table-cell>
          <table:table-cell/>
          <table:table-cell table:formula="of:=([.H48]-[.H47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[.F49]-[.E49]-[.D49]" office:value-type="float" office:value="0" calcext:value-type="float">
            <text:p>0</text:p>
          </table:table-cell>
          <table:table-cell table:formula="of:=[.B49]/1000000000" office:value-type="float" office:value="0" calcext:value-type="float">
            <text:p>0</text:p>
          </table:table-cell>
          <table:table-cell/>
          <table:table-cell table:formula="of:=([.H49]-[.H48])/1000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[.B50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[.B51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[.B52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[.B53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[.B54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[.B55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[.B56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[.B57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[.B58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[.B59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[.B60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[.B61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[.B62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[.B63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[.B64]/1000000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table:formula="of:=[.B65]/1000000000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 style:data-style-name="N2" text:time-value="09:14:01.7422551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4T09:15:46.722466768</dc:date>
    <meta:editing-duration>PT35M34S</meta:editing-duration>
    <meta:editing-cycles>6</meta:editing-cycles>
    <meta:generator>LibreOffice/5.2.7.2$Linux_X86_64 LibreOffice_project/20m0$Build-2</meta:generator>
    <meta:document-statistic meta:table-count="1" meta:cell-count="3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top" svg:x="4.695cm" svg:y="0.185cm" style:legend-expansion="wide" chart:style-name="ch2"/>
        <chart:plot-area chart:style-name="ch3" table:cell-range-address="'ConsensusTime1-'.C1:'ConsensusTime1-'.E20" chart:data-source-has-labels="row" svg:x="1.331cm" svg:y="0.963cm" svg:width="14.349cm" svg:height="6.876cm">
          <chartooo:coordinate-region svg:x="2.058cm" svg:y="1.154cm" svg:width="13.435cm" svg:height="6.478cm"/>
          <chart:axis chart:dimension="x" chart:name="primary-x" chart:style-name="ch4">
            <chart:title svg:x="7.971cm" svg:y="8.019cm" chart:style-name="ch5">
              <text:p>Height</text:p>
            </chart:title>
          </chart:axis>
          <chart:axis chart:dimension="y" chart:name="primary-y" chart:style-name="ch4">
            <chart:title svg:x="0.451cm" svg:y="5.159cm" chart:style-name="ch6">
              <text:p>Time(sec)</text:p>
            </chart:title>
            <chart:grid chart:style-name="ch7" chart:class="major"/>
          </chart:axis>
          <chart:series chart:style-name="ch8" chart:values-cell-range-address="'ConsensusTime1-'.C2:'ConsensusTime1-'.C20" chart:label-cell-address="'ConsensusTime1-'.C1:'ConsensusTime1-'.C1" chart:class="chart:area">
            <chart:data-point chart:repeated="19"/>
          </chart:series>
          <chart:series chart:style-name="ch9" chart:values-cell-range-address="'ConsensusTime1-'.D2:'ConsensusTime1-'.D20" chart:label-cell-address="'ConsensusTime1-'.D1:'ConsensusTime1-'.D1" chart:class="chart:area">
            <chart:data-point chart:repeated="19"/>
          </chart:series>
          <chart:series chart:style-name="ch10" chart:values-cell-range-address="'ConsensusTime1-'.E2:'ConsensusTime1-'.E20" chart:label-cell-address="'ConsensusTime1-'.E1:'ConsensusTime1-'.E1" chart:class="chart:area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Time</text:p>
                <draw:g>
                  <svg:desc>'ConsensusTime1-'.C1:'ConsensusTime1-'.C1</svg:desc>
                </draw:g>
              </table:table-cell>
              <table:table-cell office:value-type="string">
                <text:p>ConTimeInSec</text:p>
                <draw:g>
                  <svg:desc>'ConsensusTime1-'.D1:'ConsensusTime1-'.D1</svg:desc>
                </draw:g>
              </table:table-cell>
              <table:table-cell office:value-type="string">
                <text:p>PostTime</text:p>
                <draw:g>
                  <svg:desc>'ConsensusTime1-'.E1:'ConsensusTime1-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nsensusTime1-'.C2:'ConsensusTime1-'.C20</svg:desc>
                </draw:g>
              </table:table-cell>
              <table:table-cell office:value-type="float" office:value="0.506663586">
                <text:p>0.506663586</text:p>
                <draw:g>
                  <svg:desc>'ConsensusTime1-'.D2:'ConsensusTime1-'.D20</svg:desc>
                </draw:g>
              </table:table-cell>
              <table:table-cell office:value-type="float" office:value="0.711615823">
                <text:p>0.711615823</text:p>
                <draw:g>
                  <svg:desc>'ConsensusTime1-'.E2:'ConsensusTime1-'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91344304">
                <text:p>-0.291344304</text:p>
              </table:table-cell>
              <table:table-cell office:value-type="float" office:value="1.338556317">
                <text:p>1.338556317</text:p>
              </table:table-cell>
              <table:table-cell office:value-type="float" office:value="2.040432915">
                <text:p>2.040432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00764295">
                <text:p>-0.100764295</text:p>
              </table:table-cell>
              <table:table-cell office:value-type="float" office:value="4.438010913">
                <text:p>4.438010913</text:p>
              </table:table-cell>
              <table:table-cell office:value-type="float" office:value="1.491831654">
                <text:p>1.4918316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07418653">
                <text:p>-0.407418653</text:p>
              </table:table-cell>
              <table:table-cell office:value-type="float" office:value="0.70433832">
                <text:p>0.70433832</text:p>
              </table:table-cell>
              <table:table-cell office:value-type="float" office:value="3.757984909">
                <text:p>3.757984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38849695">
                <text:p>-1.38849695</text:p>
              </table:table-cell>
              <table:table-cell office:value-type="float" office:value="7.656993145">
                <text:p>7.656993145</text:p>
              </table:table-cell>
              <table:table-cell office:value-type="float" office:value="4.811037885">
                <text:p>4.8110378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796809071">
                <text:p>-0.796809071</text:p>
              </table:table-cell>
              <table:table-cell office:value-type="float" office:value="3.996660731">
                <text:p>3.996660731</text:p>
              </table:table-cell>
              <table:table-cell office:value-type="float" office:value="5.832761204">
                <text:p>5.8327612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236561419">
                <text:p>-4.236561419</text:p>
              </table:table-cell>
              <table:table-cell office:value-type="float" office:value="5.624929074">
                <text:p>5.624929074</text:p>
              </table:table-cell>
              <table:table-cell office:value-type="float" office:value="7.266961625">
                <text:p>7.266961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862780460000003">
                <text:p>-0.0862780460000003</text:p>
              </table:table-cell>
              <table:table-cell office:value-type="float" office:value="9.357020097">
                <text:p>9.357020097</text:p>
              </table:table-cell>
              <table:table-cell office:value-type="float" office:value="5.109286365">
                <text:p>5.1092863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25931845">
                <text:p>1.725931845</text:p>
              </table:table-cell>
              <table:table-cell office:value-type="float" office:value="7.878554585">
                <text:p>7.878554585</text:p>
              </table:table-cell>
              <table:table-cell office:value-type="float" office:value="4.523203554">
                <text:p>4.5232035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44874598">
                <text:p>3.644874598</text:p>
              </table:table-cell>
              <table:table-cell office:value-type="float" office:value="3.734843934">
                <text:p>3.734843934</text:p>
              </table:table-cell>
              <table:table-cell office:value-type="float" office:value="5.078822268">
                <text:p>5.0788222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.137891634">
                <text:p>-4.137891634</text:p>
              </table:table-cell>
              <table:table-cell office:value-type="float" office:value="6.456970828">
                <text:p>6.456970828</text:p>
              </table:table-cell>
              <table:table-cell office:value-type="float" office:value="5.807100134">
                <text:p>5.8071001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45888151">
                <text:p>1.645888151</text:p>
              </table:table-cell>
              <table:table-cell office:value-type="float" office:value="13.892968947">
                <text:p>13.892968947</text:p>
              </table:table-cell>
              <table:table-cell office:value-type="float" office:value="4.792509302">
                <text:p>4.7925093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81997698">
                <text:p>1.181997698</text:p>
              </table:table-cell>
              <table:table-cell office:value-type="float" office:value="0.508051589">
                <text:p>0.508051589</text:p>
              </table:table-cell>
              <table:table-cell office:value-type="float" office:value="4.618170105">
                <text:p>4.618170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13029341">
                <text:p>1.413029341</text:p>
              </table:table-cell>
              <table:table-cell office:value-type="float" office:value="0.294468993">
                <text:p>0.294468993</text:p>
              </table:table-cell>
              <table:table-cell office:value-type="float" office:value="4.729762978">
                <text:p>4.7297629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85146603">
                <text:p>-0.185146603</text:p>
              </table:table-cell>
              <table:table-cell office:value-type="float" office:value="2.344303403">
                <text:p>2.344303403</text:p>
              </table:table-cell>
              <table:table-cell office:value-type="float" office:value="5.062162368">
                <text:p>5.0621623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01236055">
                <text:p>1.701236055</text:p>
              </table:table-cell>
              <table:table-cell office:value-type="float" office:value="0.767917798">
                <text:p>0.767917798</text:p>
              </table:table-cell>
              <table:table-cell office:value-type="float" office:value="5.616330691">
                <text:p>5.6163306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00906659">
                <text:p>-0.200906659</text:p>
              </table:table-cell>
              <table:table-cell office:value-type="float" office:value="1.227765463">
                <text:p>1.227765463</text:p>
              </table:table-cell>
              <table:table-cell office:value-type="float" office:value="6.26121134">
                <text:p>6.26121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27438543">
                <text:p>0.727438543</text:p>
              </table:table-cell>
              <table:table-cell office:value-type="float" office:value="0.419619862">
                <text:p>0.419619862</text:p>
              </table:table-cell>
              <table:table-cell office:value-type="float" office:value="5.323587355">
                <text:p>5.3235873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.320679882">
                <text:p>-4.320679882</text:p>
              </table:table-cell>
              <table:table-cell office:value-type="float" office:value="5.655591731">
                <text:p>5.655591731</text:p>
              </table:table-cell>
              <table:table-cell office:value-type="float" office:value="5.819367575">
                <text:p>5.8193675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